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3.7pt" style:use-optimal-column-width="true"/>
    </style:style>
    <style:style style:name="ACOL-2" style:family="table-column">
      <style:table-column-properties style:column-width="106.41pt" style:use-optimal-column-width="true"/>
    </style:style>
    <style:style style:name="ACOL-3" style:family="table-column">
      <style:table-column-properties style:column-width="119.11pt" style:use-optimal-column-width="true"/>
    </style:style>
    <style:style style:name="ACOL-4" style:family="table-column">
      <style:table-column-properties style:column-width="132.24pt" style:use-optimal-column-width="true"/>
    </style:style>
    <style:style style:name="ACOL-5" style:family="table-column">
      <style:table-column-properties style:column-width="301.29pt" style:use-optimal-column-width="true"/>
    </style:style>
    <style:style style:name="ACOL-6" style:family="table-column">
      <style:table-column-properties style:column-width="345.29pt" style:use-optimal-column-width="true"/>
    </style:style>
    <style:style style:name="ACOL-7" style:family="table-column">
      <style:table-column-properties style:column-width="540.6pt" style:use-optimal-column-width="true"/>
    </style:style>
    <style:style style:name="ACOL-8" style:family="table-column">
      <style:table-column-properties style:column-width="122.94pt" style:use-optimal-column-width="true"/>
    </style:style>
    <style:style style:name="ACOL-9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NixieBargraphHat" table:style-name="ta-0" table:print="true" table:print-ranges="$'NixieBargraphHat'.A65:.F84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20"/>
        <table:table-row table:style-name="AROW-1">
          <table:table-cell table:style-name="Gnumeric-default" office:value-type="string">
            <text:p>Source:</text:p>
          </table:table-cell>
          <table:table-cell table:style-name="Gnumeric-default" office:value-type="string">
            <text:p>/home/mark/Dropbox/personal/SurfnCircuits/NixieBarGraphHat/KC_NixieBargraphHat/NixieBargraphHat.sch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Date:</text:p>
          </table:table-cell>
          <table:table-cell table:style-name="Gnumeric-default" office:value-type="string">
            <text:p>Sun 17 Feb 2019 10:40:03 PM PST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Tool:</text:p>
          </table:table-cell>
          <table:table-cell table:style-name="Gnumeric-default" office:value-type="string">
            <text:p>Eeschema 4.0.7-e2-6376~61~ubuntu18.04.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Generator:</text:p>
          </table:table-cell>
          <table:table-cell table:style-name="Gnumeric-default" office:value-type="string">
            <text:p>/usr/lib/kicad/plugins/bom_csv_grouped_by_value.py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omponent Count:</text:p>
          </table:table-cell>
          <table:table-cell table:style-name="Gnumeric-default" office:value-type="float" office:value="50">
            <text:p>50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Individual Components:</text:p>
          </table:table-cell>
          <table:table-cell table:number-columns-repeated="127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Item</text:p>
          </table:table-cell>
          <table:table-cell table:style-name="Gnumeric-default" office:value-type="string">
            <text:p>Qty</text:p>
          </table:table-cell>
          <table:table-cell table:style-name="Gnumeric-default" office:value-type="string">
            <text:p>Reference(s)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LibPart</text:p>
          </table:table-cell>
          <table:table-cell table:style-name="Gnumeric-default" office:value-type="string">
            <text:p>Footprint</text:p>
          </table:table-cell>
          <table:table-cell table:style-name="Gnumeric-default" office:value-type="string">
            <text:p>Datasheet</text:p>
          </table:table-cell>
          <table:table-cell table:style-name="Gnumeric-default" office:value-type="string">
            <text:p>MPN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1</text:p>
          </table:table-cell>
          <table:table-cell table:style-name="Gnumeric-default" office:value-type="string">
            <text:p>3.3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332KDRACAUTO/399-16654-1-ND/8110020</text:p>
          </table:table-cell>
          <table:table-cell table:style-name="Gnumeric-default" office:value-type="string">
            <text:p>C0805C332KDRACAUTO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2</text:p>
          </table:table-cell>
          <table:table-cell table:style-name="Gnumeric-default" office:value-type="string">
            <text:p>0.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104K3RACTU/399-1168-2-ND/411167</text:p>
          </table:table-cell>
          <table:table-cell table:style-name="Gnumeric-default" office:value-type="string">
            <text:p>C0805C104K3RACTU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3</text:p>
          </table:table-cell>
          <table:table-cell table:style-name="Gnumeric-default" office:value-type="string">
            <text:p>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samsung-electro-mechanics/CL21F105ZBFNNNE/1276-3010-2-ND/3888668</text:p>
          </table:table-cell>
          <table:table-cell table:style-name="Gnumeric-default" office:value-type="string">
            <text:p>CL21F105ZBFNNNE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4</text:p>
          </table:table-cell>
          <table:table-cell table:style-name="Gnumeric-default" office:value-type="string">
            <text:p>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samsung-electro-mechanics/CL21F105ZBFNNNE/1276-3010-2-ND/3888668</text:p>
          </table:table-cell>
          <table:table-cell table:style-name="Gnumeric-default" office:value-type="string">
            <text:p>CL21F105ZBFNNNE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5</text:p>
          </table:table-cell>
          <table:table-cell table:style-name="Gnumeric-default" office:value-type="string">
            <text:p>3.3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332KDRACAUTO/399-16654-1-ND/8110020</text:p>
          </table:table-cell>
          <table:table-cell table:style-name="Gnumeric-default" office:value-type="string">
            <text:p>C0805C332KDRACAUTO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6</text:p>
          </table:table-cell>
          <table:table-cell table:style-name="Gnumeric-default" office:value-type="string">
            <text:p>0.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104K3RACTU/399-1168-2-ND/411167</text:p>
          </table:table-cell>
          <table:table-cell table:style-name="Gnumeric-default" office:value-type="string">
            <text:p>C0805C104K3RACTU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7</text:p>
          </table:table-cell>
          <table:table-cell table:style-name="Gnumeric-default" office:value-type="string">
            <text:p>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samsung-electro-mechanics/CL21F105ZBFNNNE/1276-3010-2-ND/3888668</text:p>
          </table:table-cell>
          <table:table-cell table:style-name="Gnumeric-default" office:value-type="string">
            <text:p>CL21F105ZBFNNNE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8</text:p>
          </table:table-cell>
          <table:table-cell table:style-name="Gnumeric-default" office:value-type="string">
            <text:p>1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102J5HACAUTO/399-16591-1-ND/7943643</text:p>
          </table:table-cell>
          <table:table-cell table:style-name="Gnumeric-default" office:value-type="string">
            <text:p>C0805C102J5HACAUTO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C9</text:p>
          </table:table-cell>
          <table:table-cell table:style-name="Gnumeric-default" office:value-type="string">
            <text:p>1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102J5HACAUTO/399-16591-1-ND/7943643</text:p>
          </table:table-cell>
          <table:table-cell table:style-name="Gnumeric-default" office:value-type="string">
            <text:p>C0805C102J5HACAUTO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D1</text:p>
          </table:table-cell>
          <table:table-cell table:style-name="Gnumeric-default" office:value-type="string">
            <text:p>BAV99</text:p>
          </table:table-cell>
          <table:table-cell table:style-name="Gnumeric-default" office:value-type="string">
            <text:p>device:D_x2_Serial_AKC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nexperia-usa-inc/BAV99235/1727-4311-1-ND/2209921</text:p>
          </table:table-cell>
          <table:table-cell table:style-name="Gnumeric-default" office:value-type="string">
            <text:p>BAV99,235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D2</text:p>
          </table:table-cell>
          <table:table-cell table:style-name="Gnumeric-default" office:value-type="string">
            <text:p>BAV99</text:p>
          </table:table-cell>
          <table:table-cell table:style-name="Gnumeric-default" office:value-type="string">
            <text:p>device:D_x2_Serial_AKC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nexperia-usa-inc/BAV99235/1727-4311-1-ND/2209921</text:p>
          </table:table-cell>
          <table:table-cell table:style-name="Gnumeric-default" office:value-type="string">
            <text:p>BAV99,235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D3</text:p>
          </table:table-cell>
          <table:table-cell table:style-name="Gnumeric-default" office:value-type="string">
            <text:p>BAV99</text:p>
          </table:table-cell>
          <table:table-cell table:style-name="Gnumeric-default" office:value-type="string">
            <text:p>device:D_x2_Serial_AKC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nexperia-usa-inc/BAV99235/1727-4311-1-ND/2209921</text:p>
          </table:table-cell>
          <table:table-cell table:style-name="Gnumeric-default" office:value-type="string">
            <text:p>BAV99,235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D4</text:p>
          </table:table-cell>
          <table:table-cell table:style-name="Gnumeric-default" office:value-type="string">
            <text:p>BAV99</text:p>
          </table:table-cell>
          <table:table-cell table:style-name="Gnumeric-default" office:value-type="string">
            <text:p>device:D_x2_Serial_AKC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nexperia-usa-inc/BAV99235/1727-4311-1-ND/2209921</text:p>
          </table:table-cell>
          <table:table-cell table:style-name="Gnumeric-default" office:value-type="string">
            <text:p>BAV99,235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J1</text:p>
          </table:table-cell>
          <table:table-cell table:style-name="Gnumeric-default" office:value-type="string">
            <text:p>Screw_Terminal_1x03</text:p>
          </table:table-cell>
          <table:table-cell table:style-name="Gnumeric-default" office:value-type="string">
            <text:p>NixieSupply5vto170vDCMBoostMini-cache:Screw_Terminal_1x03</text:p>
          </table:table-cell>
          <table:table-cell table:style-name="Gnumeric-default" office:value-type="string">
            <text:p>TerminalBlock_Phoenix:TerminalBlock_Phoenix_MPT-2.54mm_3pol</text:p>
          </table:table-cell>
          <table:table-cell table:style-name="Gnumeric-default" office:value-type="string">
            <text:p>https://www.digikey.com/product-detail/en/phoenix-contact/1725669/277-1274-ND/267463</text:p>
          </table:table-cell>
          <table:table-cell table:style-name="Gnumeric-default" office:value-type="float" office:value="1725669">
            <text:p>1725669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J2</text:p>
          </table:table-cell>
          <table:table-cell table:style-name="Gnumeric-default" office:value-type="string">
            <text:p>Screw_Terminal_1x02</text:p>
          </table:table-cell>
          <table:table-cell table:style-name="Gnumeric-default" office:value-type="string">
            <text:p>NixieSupply5vto170vDCMBoostMini-cache:Screw_Terminal_1x02</text:p>
          </table:table-cell>
          <table:table-cell table:style-name="Gnumeric-default" office:value-type="string">
            <text:p>TerminalBlock_Phoenix:TerminalBlock_Phoenix_MPT-2.54mm_2pol</text:p>
          </table:table-cell>
          <table:table-cell table:style-name="Gnumeric-default" office:value-type="string">
            <text:p>https://www.digikey.com/product-detail/en/phoenix-contact/1725656/277-1273-ND/267462</text:p>
          </table:table-cell>
          <table:table-cell table:style-name="Gnumeric-default" office:value-type="float" office:value="1725656">
            <text:p>1725656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J3</text:p>
          </table:table-cell>
          <table:table-cell table:style-name="Gnumeric-default" office:value-type="string">
            <text:p>Screw_Terminal_1x03</text:p>
          </table:table-cell>
          <table:table-cell table:style-name="Gnumeric-default" office:value-type="string">
            <text:p>NixieSupply5vto170vDCMBoostMini-cache:Screw_Terminal_1x03</text:p>
          </table:table-cell>
          <table:table-cell table:style-name="Gnumeric-default" office:value-type="string">
            <text:p>TerminalBlock_Phoenix:TerminalBlock_Phoenix_MPT-2.54mm_3pol</text:p>
          </table:table-cell>
          <table:table-cell table:style-name="Gnumeric-default" office:value-type="string">
            <text:p>https://www.digikey.com/product-detail/en/phoenix-contact/1725669/277-1274-ND/267463</text:p>
          </table:table-cell>
          <table:table-cell table:style-name="Gnumeric-default" office:value-type="float" office:value="1725669">
            <text:p>1725669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J4</text:p>
          </table:table-cell>
          <table:table-cell table:style-name="Gnumeric-default" office:value-type="string">
            <text:p>Screw_Terminal_1x03</text:p>
          </table:table-cell>
          <table:table-cell table:style-name="Gnumeric-default" office:value-type="string">
            <text:p>NixieSupply5vto170vDCMBoostMini-cache:Screw_Terminal_1x03</text:p>
          </table:table-cell>
          <table:table-cell table:style-name="Gnumeric-default" office:value-type="string">
            <text:p>TerminalBlock_Phoenix:TerminalBlock_Phoenix_MPT-2.54mm_3pol</text:p>
          </table:table-cell>
          <table:table-cell table:style-name="Gnumeric-default" office:value-type="string">
            <text:p>https://www.digikey.com/product-detail/en/phoenix-contact/1725669/277-1274-ND/267463</text:p>
          </table:table-cell>
          <table:table-cell table:style-name="Gnumeric-default" office:value-type="float" office:value="1725669">
            <text:p>1725669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N1</text:p>
          </table:table-cell>
          <table:table-cell table:style-name="Gnumeric-default" office:value-type="string">
            <text:p>IN-9</text:p>
          </table:table-cell>
          <table:table-cell table:style-name="Gnumeric-default" office:value-type="string">
            <text:p>nixies-us:IN-9</text:p>
          </table:table-cell>
          <table:table-cell table:style-name="Gnumeric-default" office:value-type="string">
            <text:p>nixies-us_IN-9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N2</text:p>
          </table:table-cell>
          <table:table-cell table:style-name="Gnumeric-default" office:value-type="string">
            <text:p>IN-9</text:p>
          </table:table-cell>
          <table:table-cell table:style-name="Gnumeric-default" office:value-type="string">
            <text:p>nixies-us:IN-9</text:p>
          </table:table-cell>
          <table:table-cell table:style-name="Gnumeric-default" office:value-type="string">
            <text:p>nixies-us_IN-9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Q1</text:p>
          </table:table-cell>
          <table:table-cell table:style-name="Gnumeric-default" office:value-type="string">
            <text:p>FDD7N25LZTM</text:p>
          </table:table-cell>
          <table:table-cell table:style-name="Gnumeric-default" office:value-type="string">
            <text:p>transistors:BSP129</text:p>
          </table:table-cell>
          <table:table-cell table:style-name="Gnumeric-default" office:value-type="string">
            <text:p>TO_SOT_Packages_SMD:TO-252-2Lead</text:p>
          </table:table-cell>
          <table:table-cell table:style-name="Gnumeric-default" office:value-type="string">
            <text:p>https://www.digikey.com/product-detail/en/on-semiconductor/FDD7N25LZTM/FDD7N25LZTMCT-ND/3908038</text:p>
          </table:table-cell>
          <table:table-cell table:style-name="Gnumeric-default" office:value-type="string">
            <text:p>FDD7N25LZTM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Q2</text:p>
          </table:table-cell>
          <table:table-cell table:style-name="Gnumeric-default" office:value-type="string">
            <text:p>2N7002</text:p>
          </table:table-cell>
          <table:table-cell table:style-name="Gnumeric-default" office:value-type="string">
            <text:p>transistors:2N7002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micro-commercial-co/2N7002-TP/2N7002-TPMSTR-ND/1959296</text:p>
          </table:table-cell>
          <table:table-cell table:style-name="Gnumeric-default" office:value-type="string">
            <text:p>2N7002-TP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Q3</text:p>
          </table:table-cell>
          <table:table-cell table:style-name="Gnumeric-default" office:value-type="string">
            <text:p>FDD7N25LZTM</text:p>
          </table:table-cell>
          <table:table-cell table:style-name="Gnumeric-default" office:value-type="string">
            <text:p>transistors:BSP129</text:p>
          </table:table-cell>
          <table:table-cell table:style-name="Gnumeric-default" office:value-type="string">
            <text:p>TO_SOT_Packages_SMD:TO-252-2Lead</text:p>
          </table:table-cell>
          <table:table-cell table:style-name="Gnumeric-default" office:value-type="string">
            <text:p>https://www.digikey.com/product-detail/en/on-semiconductor/FDD7N25LZTM/FDD7N25LZTMCT-ND/3908038</text:p>
          </table:table-cell>
          <table:table-cell table:style-name="Gnumeric-default" office:value-type="string">
            <text:p>FDD7N25LZTM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Q4</text:p>
          </table:table-cell>
          <table:table-cell table:style-name="Gnumeric-default" office:value-type="string">
            <text:p>2N7002</text:p>
          </table:table-cell>
          <table:table-cell table:style-name="Gnumeric-default" office:value-type="string">
            <text:p>transistors:2N7002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micro-commercial-co/2N7002-TP/2N7002-TPMSTR-ND/1959296</text:p>
          </table:table-cell>
          <table:table-cell table:style-name="Gnumeric-default" office:value-type="string">
            <text:p>2N7002-TP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2</text:p>
          </table:table-cell>
          <table:table-cell table:style-name="Gnumeric-default" office:value-type="string">
            <text:p>8.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8K2L/311-8.20KCRCT-ND/731094</text:p>
          </table:table-cell>
          <table:table-cell table:style-name="Gnumeric-default" office:value-type="string">
            <text:p>RC0805FR-078K2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3</text:p>
          </table:table-cell>
          <table:table-cell table:style-name="Gnumeric-default" office:value-type="string">
            <text:p>1k 2W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THT:R_Axial_DIN0411_L9.9mm_D3.6mm_P12.70mm_Horizontal</text:p>
          </table:table-cell>
          <table:table-cell table:style-name="Gnumeric-default" office:value-type="string">
            <text:p>https://www.digikey.com/product-detail/en/vishay-bc-components/PR02000201001JR500/PPC1.0KW-2TR-ND/596130</text:p>
          </table:table-cell>
          <table:table-cell table:style-name="Gnumeric-default" office:value-type="string">
            <text:p>PR02000201001JR500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4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33RL/311-133CRCT-ND/730538</text:p>
          </table:table-cell>
          <table:table-cell table:style-name="Gnumeric-default" office:value-type="string">
            <text:p>RC0805FR-07133R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5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6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7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8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9</text:p>
          </table:table-cell>
          <table:table-cell table:style-name="Gnumeric-default" office:value-type="string">
            <text:p>8.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8K2L/311-8.20KCRCT-ND/731094</text:p>
          </table:table-cell>
          <table:table-cell table:style-name="Gnumeric-default" office:value-type="string">
            <text:p>RC0805FR-078K2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0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1</text:p>
          </table:table-cell>
          <table:table-cell table:style-name="Gnumeric-default" office:value-type="string">
            <text:p>1k 2W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THT:R_Axial_DIN0411_L9.9mm_D3.6mm_P12.70mm_Horizontal</text:p>
          </table:table-cell>
          <table:table-cell table:style-name="Gnumeric-default" office:value-type="string">
            <text:p>https://www.digikey.com/product-detail/en/vishay-bc-components/PR02000201001JR500/PPC1.0KW-2TR-ND/596130</text:p>
          </table:table-cell>
          <table:table-cell table:style-name="Gnumeric-default" office:value-type="string">
            <text:p>PR02000201001JR500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2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33RL/311-133CRCT-ND/730538</text:p>
          </table:table-cell>
          <table:table-cell table:style-name="Gnumeric-default" office:value-type="string">
            <text:p>RC0805FR-07133RL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3</text:p>
          </table:table-cell>
          <table:table-cell table:style-name="Gnumeric-default" office:value-type="string">
            <text:p>220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te-connectivity-passive-product/CRGCQ0805F220K/A129777CT-ND/8577609</text:p>
          </table:table-cell>
          <table:table-cell table:style-name="Gnumeric-default" office:value-type="string">
            <text:p>CRGCQ0805F220K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4</text:p>
          </table:table-cell>
          <table:table-cell table:style-name="Gnumeric-default" office:value-type="string">
            <text:p>220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te-connectivity-passive-product/CRGCQ0805F220K/A129777CT-ND/8577609</text:p>
          </table:table-cell>
          <table:table-cell table:style-name="Gnumeric-default" office:value-type="string">
            <text:p>CRGCQ0805F220K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5</text:p>
          </table:table-cell>
          <table:table-cell table:style-name="Gnumeric-default" office:value-type="string">
            <text:p>NU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8</text:p>
          </table:table-cell>
          <table:table-cell table:style-name="Gnumeric-default" office:value-type="string">
            <text:p>NU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22</text:p>
          </table:table-cell>
          <table:table-cell table:style-name="Gnumeric-default" office:value-type="string">
            <text:p>NU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23</text:p>
          </table:table-cell>
          <table:table-cell table:style-name="Gnumeric-default" office:value-type="string">
            <text:p>NU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24</text:p>
          </table:table-cell>
          <table:table-cell table:style-name="Gnumeric-default" office:value-type="string">
            <text:p>NU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U1</text:p>
          </table:table-cell>
          <table:table-cell table:style-name="Gnumeric-default" office:value-type="string">
            <text:p>MCP6411</text:p>
          </table:table-cell>
          <table:table-cell table:style-name="Gnumeric-default" office:value-type="string">
            <text:p>linear:MCP6001</text:p>
          </table:table-cell>
          <table:table-cell table:style-name="Gnumeric-default" office:value-type="string">
            <text:p>TO_SOT_Packages_SMD:SOT-23-5_HandSoldering</text:p>
          </table:table-cell>
          <table:table-cell table:style-name="Gnumeric-default" office:value-type="string">
            <text:p>http://ww1.microchip.com/downloads/en/DeviceDoc/20005791B.pdf</text:p>
          </table:table-cell>
          <table:table-cell table:style-name="Gnumeric-default" office:value-type="string">
            <text:p>MCP6411T-E/OT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U2</text:p>
          </table:table-cell>
          <table:table-cell table:style-name="Gnumeric-default" office:value-type="string">
            <text:p>Raspberry_PI_Zero_Header</text:p>
          </table:table-cell>
          <table:table-cell table:style-name="Gnumeric-default" office:value-type="string">
            <text:p>ETAclock-cache:Raspberry_PI_Zero_Hat</text:p>
          </table:table-cell>
          <table:table-cell table:style-name="Gnumeric-default" office:value-type="string">
            <text:p>etaclock:Raspberry_Pi_Zero_40pins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U3</text:p>
          </table:table-cell>
          <table:table-cell table:style-name="Gnumeric-default" office:value-type="string">
            <text:p>MCP6411</text:p>
          </table:table-cell>
          <table:table-cell table:style-name="Gnumeric-default" office:value-type="string">
            <text:p>linear:MCP6001</text:p>
          </table:table-cell>
          <table:table-cell table:style-name="Gnumeric-default" office:value-type="string">
            <text:p>TO_SOT_Packages_SMD:SOT-23-5_HandSoldering</text:p>
          </table:table-cell>
          <table:table-cell table:style-name="Gnumeric-default" office:value-type="string">
            <text:p>http://ww1.microchip.com/downloads/en/DeviceDoc/20005791B.pdf</text:p>
          </table:table-cell>
          <table:table-cell table:style-name="Gnumeric-default" office:value-type="string">
            <text:p>MCP6411T-E/OT</text:p>
          </table:table-cell>
          <table:table-cell table:number-columns-repeated="120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Collated Components:</text:p>
          </table:table-cell>
          <table:table-cell table:number-columns-repeated="127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Item</text:p>
          </table:table-cell>
          <table:table-cell table:style-name="Gnumeric-default" office:value-type="string">
            <text:p>Qty</text:p>
          </table:table-cell>
          <table:table-cell table:style-name="Gnumeric-default" office:value-type="string">
            <text:p>Reference(s)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LibPart</text:p>
          </table:table-cell>
          <table:table-cell table:style-name="Gnumeric-default" office:value-type="string">
            <text:p>Footprint</text:p>
          </table:table-cell>
          <table:table-cell table:style-name="Gnumeric-default" office:value-type="string">
            <text:p>Datasheet</text:p>
          </table:table-cell>
          <table:table-cell table:style-name="Gnumeric-default" office:value-type="string">
            <text:p>MPN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1, C5</text:p>
          </table:table-cell>
          <table:table-cell table:style-name="Gnumeric-default" office:value-type="string">
            <text:p>3.3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332KDRACAUTO/399-16654-1-ND/8110020</text:p>
          </table:table-cell>
          <table:table-cell table:style-name="Gnumeric-default" office:value-type="string">
            <text:p>C0805C332KDRACAUTO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2, C6</text:p>
          </table:table-cell>
          <table:table-cell table:style-name="Gnumeric-default" office:value-type="string">
            <text:p>0.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104K3RACTU/399-1168-2-ND/411167</text:p>
          </table:table-cell>
          <table:table-cell table:style-name="Gnumeric-default" office:value-type="string">
            <text:p>C0805C104K3RACTU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3, C4, C7</text:p>
          </table:table-cell>
          <table:table-cell table:style-name="Gnumeric-default" office:value-type="string">
            <text:p>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samsung-electro-mechanics/CL21F105ZBFNNNE/1276-3010-2-ND/3888668</text:p>
          </table:table-cell>
          <table:table-cell table:style-name="Gnumeric-default" office:value-type="string">
            <text:p>CL21F105ZBFNNNE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8, C9</text:p>
          </table:table-cell>
          <table:table-cell table:style-name="Gnumeric-default" office:value-type="string">
            <text:p>1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_HandSoldering</text:p>
          </table:table-cell>
          <table:table-cell table:style-name="Gnumeric-default" office:value-type="string">
            <text:p>https://www.digikey.com/product-detail/en/kemet/C0805C102J5HACAUTO/399-16591-1-ND/7943643</text:p>
          </table:table-cell>
          <table:table-cell table:style-name="Gnumeric-default" office:value-type="string">
            <text:p>C0805C102J5HACAUTO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D1, D2, D3, D4</text:p>
          </table:table-cell>
          <table:table-cell table:style-name="Gnumeric-default" office:value-type="string">
            <text:p>BAV99</text:p>
          </table:table-cell>
          <table:table-cell table:style-name="Gnumeric-default" office:value-type="string">
            <text:p>device:D_x2_Serial_AKC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nexperia-usa-inc/BAV99235/1727-4311-1-ND/2209921</text:p>
          </table:table-cell>
          <table:table-cell table:style-name="Gnumeric-default" office:value-type="string">
            <text:p>BAV99,23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J1, J3, J4</text:p>
          </table:table-cell>
          <table:table-cell table:style-name="Gnumeric-default" office:value-type="string">
            <text:p>Screw_Terminal_1x03</text:p>
          </table:table-cell>
          <table:table-cell table:style-name="Gnumeric-default" office:value-type="string">
            <text:p>NixieSupply5vto170vDCMBoostMini-cache:Screw_Terminal_1x03</text:p>
          </table:table-cell>
          <table:table-cell table:style-name="Gnumeric-default" office:value-type="string">
            <text:p>TerminalBlock_Phoenix:TerminalBlock_Phoenix_MPT-2.54mm_3pol</text:p>
          </table:table-cell>
          <table:table-cell table:style-name="Gnumeric-default" office:value-type="string">
            <text:p>https://www.digikey.com/product-detail/en/phoenix-contact/1725669/277-1274-ND/267463</text:p>
          </table:table-cell>
          <table:table-cell table:style-name="Gnumeric-default" office:value-type="float" office:value="1725669">
            <text:p>172566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J2</text:p>
          </table:table-cell>
          <table:table-cell table:style-name="Gnumeric-default" office:value-type="string">
            <text:p>Screw_Terminal_1x02</text:p>
          </table:table-cell>
          <table:table-cell table:style-name="Gnumeric-default" office:value-type="string">
            <text:p>NixieSupply5vto170vDCMBoostMini-cache:Screw_Terminal_1x02</text:p>
          </table:table-cell>
          <table:table-cell table:style-name="Gnumeric-default" office:value-type="string">
            <text:p>TerminalBlock_Phoenix:TerminalBlock_Phoenix_MPT-2.54mm_2pol</text:p>
          </table:table-cell>
          <table:table-cell table:style-name="Gnumeric-default" office:value-type="string">
            <text:p>https://www.digikey.com/product-detail/en/phoenix-contact/1725656/277-1273-ND/267462</text:p>
          </table:table-cell>
          <table:table-cell table:style-name="Gnumeric-default" office:value-type="float" office:value="1725656">
            <text:p>172565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N1, N2</text:p>
          </table:table-cell>
          <table:table-cell table:style-name="Gnumeric-default" office:value-type="string">
            <text:p>IN-9</text:p>
          </table:table-cell>
          <table:table-cell table:style-name="Gnumeric-default" office:value-type="string">
            <text:p>nixies-us:IN-9</text:p>
          </table:table-cell>
          <table:table-cell table:style-name="Gnumeric-default" office:value-type="string">
            <text:p>nixies-us_IN-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Q1, Q3</text:p>
          </table:table-cell>
          <table:table-cell table:style-name="Gnumeric-default" office:value-type="string">
            <text:p>FDD7N25LZTM</text:p>
          </table:table-cell>
          <table:table-cell table:style-name="Gnumeric-default" office:value-type="string">
            <text:p>transistors:BSP129</text:p>
          </table:table-cell>
          <table:table-cell table:style-name="Gnumeric-default" office:value-type="string">
            <text:p>TO_SOT_Packages_SMD:TO-252-2Lead</text:p>
          </table:table-cell>
          <table:table-cell table:style-name="Gnumeric-default" office:value-type="string">
            <text:p>https://www.digikey.com/product-detail/en/on-semiconductor/FDD7N25LZTM/FDD7N25LZTMCT-ND/3908038</text:p>
          </table:table-cell>
          <table:table-cell table:style-name="Gnumeric-default" office:value-type="string">
            <text:p>FDD7N25LZTM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Q2, Q4</text:p>
          </table:table-cell>
          <table:table-cell table:style-name="Gnumeric-default" office:value-type="string">
            <text:p>2N7002</text:p>
          </table:table-cell>
          <table:table-cell table:style-name="Gnumeric-default" office:value-type="string">
            <text:p>transistors:2N7002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s://www.digikey.com/product-detail/en/micro-commercial-co/2N7002-TP/2N7002-TPMSTR-ND/1959296</text:p>
          </table:table-cell>
          <table:table-cell table:style-name="Gnumeric-default" office:value-type="string">
            <text:p>2N7002-TP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R1, R5, R6, R7, R8, R10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KL/311-1.00KCRCT-ND/730391</text:p>
          </table:table-cell>
          <table:table-cell table:style-name="Gnumeric-default" office:value-type="string">
            <text:p>RC0805FR-071KL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2, R9</text:p>
          </table:table-cell>
          <table:table-cell table:style-name="Gnumeric-default" office:value-type="string">
            <text:p>8.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8K2L/311-8.20KCRCT-ND/731094</text:p>
          </table:table-cell>
          <table:table-cell table:style-name="Gnumeric-default" office:value-type="string">
            <text:p>RC0805FR-078K2L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3, R11</text:p>
          </table:table-cell>
          <table:table-cell table:style-name="Gnumeric-default" office:value-type="string">
            <text:p>1k 2W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THT:R_Axial_DIN0411_L9.9mm_D3.6mm_P12.70mm_Horizontal</text:p>
          </table:table-cell>
          <table:table-cell table:style-name="Gnumeric-default" office:value-type="string">
            <text:p>https://www.digikey.com/product-detail/en/vishay-bc-components/PR02000201001JR500/PPC1.0KW-2TR-ND/596130</text:p>
          </table:table-cell>
          <table:table-cell table:style-name="Gnumeric-default" office:value-type="string">
            <text:p>PR02000201001JR50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4, R12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yageo/RC0805FR-07133RL/311-133CRCT-ND/730538</text:p>
          </table:table-cell>
          <table:table-cell table:style-name="Gnumeric-default" office:value-type="string">
            <text:p>RC0805FR-07133RL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13, R14</text:p>
          </table:table-cell>
          <table:table-cell table:style-name="Gnumeric-default" office:value-type="string">
            <text:p>220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style-name="Gnumeric-default" office:value-type="string">
            <text:p>https://www.digikey.com/product-detail/en/te-connectivity-passive-product/CRGCQ0805F220K/A129777CT-ND/8577609</text:p>
          </table:table-cell>
          <table:table-cell table:style-name="Gnumeric-default" office:value-type="string">
            <text:p>CRGCQ0805F220K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R15, R18, R22, R23, R24</text:p>
          </table:table-cell>
          <table:table-cell table:style-name="Gnumeric-default" office:value-type="string">
            <text:p>NU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7">
            <text:p>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R16, R17, R19, R20, R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_HandSoldering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U1, U3</text:p>
          </table:table-cell>
          <table:table-cell table:style-name="Gnumeric-default" office:value-type="string">
            <text:p>MCP6411</text:p>
          </table:table-cell>
          <table:table-cell table:style-name="Gnumeric-default" office:value-type="string">
            <text:p>linear:MCP6001</text:p>
          </table:table-cell>
          <table:table-cell table:style-name="Gnumeric-default" office:value-type="string">
            <text:p>TO_SOT_Packages_SMD:SOT-23-5_HandSoldering</text:p>
          </table:table-cell>
          <table:table-cell table:style-name="Gnumeric-default" office:value-type="string">
            <text:p>http://ww1.microchip.com/downloads/en/DeviceDoc/20005791B.pdf</text:p>
          </table:table-cell>
          <table:table-cell table:style-name="Gnumeric-default" office:value-type="string">
            <text:p>MCP6411T-E/OT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2</text:p>
          </table:table-cell>
          <table:table-cell table:style-name="Gnumeric-default" office:value-type="string">
            <text:p>Raspberry_PI_Zero_Header</text:p>
          </table:table-cell>
          <table:table-cell table:style-name="Gnumeric-default" office:value-type="string">
            <text:p>ETAclock-cache:Raspberry_PI_Zero_Hat</text:p>
          </table:table-cell>
          <table:table-cell table:style-name="Gnumeric-default" office:value-type="string">
            <text:p>etaclock:Raspberry_Pi_Zero_40pins</text:p>
          </table:table-cell>
          <table:table-cell table:number-columns-repeated="122" table:style-name="Gnumeric-default"/>
        </table:table-row>
        <table:table-row table:style-name="AROW-0" table:number-rows-repeated="44">
          <table:table-cell table:number-columns-repeated="128"/>
        </table:table-row>
        <table:named-expressions>
          <table:named-range table:name="Print_Area" table:cell-range-address=".$A$65:.$F$84" table:base-cell-address="$'NixieBargraphHat'.$A$1"/>
          <table:named-expression table:name="Sheet_Title" table:expression="of:=&quot;NixieBargraphHat&quot;" table:base-cell-address="$'NixieBargraphHat'.$A$1"/>
        </table:named-expressions>
        <gnm:selections gnm:cursor-col="0" gnm:cursor-row="64">
          <gnm:selection gnm:start-col="0" gnm:start-row="64" gnm:end-col="5" gnm:end-row="8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37.98425196850393pt" fo:margin-bottom="37.98425196850393pt" fo:margin-left="37.98425196850393pt" fo:margin-right="37.98425196850393pt" fo:page-width="791.9999826986959pt" fo:page-height="611.9999826986959pt" style:table-centering="none" style:print-page-order="ttb" style:writing-mode="lr-tb" style:print-orientation="landscape" style:print="charts drawings objects annotations" gnm:scale-to-X="1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NixieBargraphHat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3-03T20:46:49Z</dc:date>
    <meta:editing-cycles>1</meta:editing-cycles>
    <meta:editing-duration>PT35S</meta:editing-duration>
    <meta:generator>gnumeric/1.12.35</meta:generator>
    <meta:user-defined meta:name="meta:print-date" meta:value-type="date">2019-03-03T20:24:15Z</meta:user-defined>
  </office:meta>
</office:document-meta>
</file>